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400tZRBLMlD7w7KECGZ4YAQkRan8W1jpl9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9:31:30.118135530</meta:creation-date>
    <dc:date>2023-08-18T21:57:50.329899444</dc:date>
    <meta:editing-duration>PT2H14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